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cm"/>
    </style:style>
    <style:style style:name="co2" style:family="table-column">
      <style:table-column-properties fo:break-before="auto" style:column-width="1.141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0.885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1.02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672cm"/>
    </style:style>
    <style:style style:name="co13" style:family="table-column">
      <style:table-column-properties fo:break-before="auto" style:column-width="1.24cm"/>
    </style:style>
    <style:style style:name="co14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1.042cm"/>
    </style:style>
    <style:style style:name="co16" style:family="table-column">
      <style:table-column-properties fo:break-before="auto" style:column-width="1.988cm"/>
    </style:style>
    <style:style style:name="co17" style:family="table-column">
      <style:table-column-properties fo:break-before="auto" style:column-width="1.4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3"/>
        <table:table-row table:style-name="ro1">
          <table:table-cell table:style-name="ce1" office:value-type="string" calcext:value-type="string">
            <text:p>Unit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3" table:formula="of:=AVERAGE([.C2:.C999])" office:value-type="float" office:value="833.117647058824" calcext:value-type="float">
            <text:p/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3" table:formula="of:=AVERAGE([.J2:.J999])" office:value-type="float" office:value="1719.78917378917" calcext:value-type="float">
            <text:p/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3" table:formula="of:=AVERAGE([.P2:.P999])" office:value-type="float" office:value="2558.46875" calcext:value-type="float">
            <text:p/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ce1" office:value-type="string" calcext:value-type="string">
            <text:p>Max</text:p>
          </table:table-cell>
          <table:table-cell table:formula="of:=MAX([.C2:.C999])" office:value-type="float" office:value="899" calcext:value-type="float">
            <text:p/>
          </table:table-cell>
          <table:table-cell table:style-name="ce1" office:value-type="string" calcext:value-type="string">
            <text:p>d min</text:p>
          </table:table-cell>
          <table:table-cell table:style-name="ce3" table:formula="of:=[.E2]-[.E1]" office:value-type="float" office:value="65.8823529411765" calcext:value-type="float">
            <text:p/>
          </table:table-cell>
          <table:table-cell table:number-columns-repeated="2"/>
          <table:table-cell office:value-type="float" office:value="1686" calcext:value-type="float">
            <text:p>1686</text:p>
          </table:table-cell>
          <table:table-cell table:style-name="ce1" office:value-type="string" calcext:value-type="string">
            <text:p>Max</text:p>
          </table:table-cell>
          <table:table-cell table:formula="of:=MAX([.J2:.J999])" office:value-type="float" office:value="1755" calcext:value-type="float">
            <text:p/>
          </table:table-cell>
          <table:table-cell table:style-name="ce1" office:value-type="string" calcext:value-type="string">
            <text:p>d min</text:p>
          </table:table-cell>
          <table:table-cell table:formula="of:=[.L2]-[.L1]" office:value-type="float" office:value="35.2108262108261" calcext:value-type="float">
            <text:p/>
          </table:table-cell>
          <table:table-cell/>
          <table:table-cell office:value-type="float" office:value="2534" calcext:value-type="float">
            <text:p>2534</text:p>
          </table:table-cell>
          <table:table-cell table:style-name="ce1" office:value-type="string" calcext:value-type="string">
            <text:p>Max</text:p>
          </table:table-cell>
          <table:table-cell table:formula="of:=MAX([.P2:.P999])" office:value-type="float" office:value="2598" calcext:value-type="float">
            <text:p/>
          </table:table-cell>
          <table:table-cell table:style-name="ce1" office:value-type="string" calcext:value-type="string">
            <text:p>d min</text:p>
          </table:table-cell>
          <table:table-cell table:formula="of:=[.R2]-[.R1]" office:value-type="float" office:value="39.53125" calcext:value-type="float">
            <text:p/>
          </table:table-cell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style-name="ce1" office:value-type="string" calcext:value-type="string">
            <text:p>Min</text:p>
          </table:table-cell>
          <table:table-cell table:formula="of:=MIN([.C3:.C999])" office:value-type="float" office:value="825" calcext:value-type="float">
            <text:p/>
          </table:table-cell>
          <table:table-cell table:style-name="ce1" office:value-type="string" calcext:value-type="string">
            <text:p>d max</text:p>
          </table:table-cell>
          <table:table-cell table:style-name="ce3" table:formula="of:=[.E1]-[.E3]" office:value-type="float" office:value="8.11764705882354" calcext:value-type="float">
            <text:p/>
          </table:table-cell>
          <table:table-cell table:number-columns-repeated="2"/>
          <table:table-cell office:value-type="float" office:value="1689" calcext:value-type="float">
            <text:p>1689</text:p>
          </table:table-cell>
          <table:table-cell table:style-name="ce1" office:value-type="string" calcext:value-type="string">
            <text:p>Min</text:p>
          </table:table-cell>
          <table:table-cell table:formula="of:=MIN([.J3:.J999])" office:value-type="float" office:value="1680" calcext:value-type="float">
            <text:p/>
          </table:table-cell>
          <table:table-cell table:style-name="ce1" office:value-type="string" calcext:value-type="string">
            <text:p>d max</text:p>
          </table:table-cell>
          <table:table-cell table:formula="of:=[.L1]-[.L3]" office:value-type="float" office:value="39.7891737891739" calcext:value-type="float">
            <text:p/>
          </table:table-cell>
          <table:table-cell/>
          <table:table-cell office:value-type="float" office:value="2543" calcext:value-type="float">
            <text:p>2543</text:p>
          </table:table-cell>
          <table:table-cell table:style-name="ce1" office:value-type="string" calcext:value-type="string">
            <text:p>Min</text:p>
          </table:table-cell>
          <table:table-cell table:formula="of:=MIN([.P3:.P999])" office:value-type="float" office:value="2532" calcext:value-type="float">
            <text:p/>
          </table:table-cell>
          <table:table-cell table:style-name="ce1" office:value-type="string" calcext:value-type="string">
            <text:p>d max</text:p>
          </table:table-cell>
          <table:table-cell table:formula="of:=[.R1]-[.R3]" office:value-type="float" office:value="26.46875" calcext:value-type="float">
            <text:p/>
          </table:table-cell>
        </table:table-row>
        <table:table-row table:style-name="ro1">
          <table:table-cell table:style-name="ce1" office:value-type="string" calcext:value-type="string">
            <text:p>delta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table:formula="of:=[.$A$2]+[.$A$5]" office:value-type="float" office:value="1055" calcext:value-type="float">
            <text:p/>
          </table:table-cell>
          <table:table-cell table:number-columns-repeated="4"/>
          <table:table-cell office:value-type="float" office:value="1686" calcext:value-type="float">
            <text:p>1686</text:p>
          </table:table-cell>
          <table:table-cell/>
          <table:table-cell table:formula="of:=2*[.$A$2]+[.$A$5]" office:value-type="float" office:value="1910" calcext:value-type="float">
            <text:p/>
          </table:table-cell>
          <table:table-cell table:number-columns-repeated="3"/>
          <table:table-cell office:value-type="float" office:value="2579" calcext:value-type="float">
            <text:p>2579</text:p>
          </table:table-cell>
          <table:table-cell/>
          <table:table-cell table:formula="of:=3*[.$A$2]+[.$A$5]" office:value-type="float" office:value="2765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/>
          <table:table-cell table:formula="of:=[.$A$2]-[.$A$5]" office:value-type="float" office:value="655" calcext:value-type="float">
            <text:p/>
          </table:table-cell>
          <table:table-cell table:number-columns-repeated="4"/>
          <table:table-cell office:value-type="float" office:value="1747" calcext:value-type="float">
            <text:p>1747</text:p>
          </table:table-cell>
          <table:table-cell/>
          <table:table-cell table:formula="of:=2*[.$A$2]-[.$A$5]" office:value-type="float" office:value="1510" calcext:value-type="float">
            <text:p/>
          </table:table-cell>
          <table:table-cell table:number-columns-repeated="3"/>
          <table:table-cell office:value-type="float" office:value="2541" calcext:value-type="float">
            <text:p>2541</text:p>
          </table:table-cell>
          <table:table-cell/>
          <table:table-cell table:formula="of:=3*[.$A$2]-[.$A$5]" office:value-type="float" office:value="2365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4" calcext:value-type="float">
            <text:p>1684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54" calcext:value-type="float">
            <text:p>1754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52" calcext:value-type="float">
            <text:p>1752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84" calcext:value-type="float">
            <text:p>1684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707" calcext:value-type="float">
            <text:p>1707</text:p>
          </table:table-cell>
          <table:table-cell table:number-columns-repeated="5"/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9" calcext:value-type="float">
            <text:p>1689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8" calcext:value-type="float">
            <text:p>1688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9" calcext:value-type="float">
            <text:p>1689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742" calcext:value-type="float">
            <text:p>1742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36" calcext:value-type="float">
            <text:p>1736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752" calcext:value-type="float">
            <text:p>1752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88" calcext:value-type="float">
            <text:p>1688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1" calcext:value-type="float">
            <text:p>1691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2" calcext:value-type="float">
            <text:p>1742</text:p>
          </table:table-cell>
          <table:table-cell table:number-columns-repeated="5"/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33" calcext:value-type="float">
            <text:p>1733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1" calcext:value-type="float">
            <text:p>1691</text:p>
          </table:table-cell>
          <table:table-cell table:number-columns-repeated="5"/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31" calcext:value-type="float">
            <text:p>1731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39" calcext:value-type="float">
            <text:p>1739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7" calcext:value-type="float">
            <text:p>1687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1755" calcext:value-type="float">
            <text:p>1755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5" calcext:value-type="float">
            <text:p>1685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34" calcext:value-type="float">
            <text:p>1734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36" calcext:value-type="float">
            <text:p>1736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51" calcext:value-type="float">
            <text:p>1751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8" calcext:value-type="float">
            <text:p>1688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687" calcext:value-type="float">
            <text:p>1687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687" calcext:value-type="float">
            <text:p>1687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26" calcext:value-type="float">
            <text:p>1726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685" calcext:value-type="float">
            <text:p>1685</text:p>
          </table:table-cell>
          <table:table-cell table:number-columns-repeated="5"/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0" calcext:value-type="float">
            <text:p>1680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1" calcext:value-type="float">
            <text:p>1691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1687" calcext:value-type="float">
            <text:p>1687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3" calcext:value-type="float">
            <text:p>1693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34" calcext:value-type="float">
            <text:p>1734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35" calcext:value-type="float">
            <text:p>1735</text:p>
          </table:table-cell>
          <table:table-cell table:number-columns-repeated="5"/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6" calcext:value-type="float">
            <text:p>1696</text:p>
          </table:table-cell>
          <table:table-cell table:number-columns-repeated="5"/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9" calcext:value-type="float">
            <text:p>1699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38" calcext:value-type="float">
            <text:p>1738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53" calcext:value-type="float">
            <text:p>1753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54" calcext:value-type="float">
            <text:p>1754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1" calcext:value-type="float">
            <text:p>1691</text:p>
          </table:table-cell>
          <table:table-cell table:number-columns-repeated="5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88" calcext:value-type="float">
            <text:p>1688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85" calcext:value-type="float">
            <text:p>1685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3" calcext:value-type="float">
            <text:p>1703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6" calcext:value-type="float">
            <text:p>1696</text:p>
          </table:table-cell>
          <table:table-cell table:number-columns-repeated="5"/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54" calcext:value-type="float">
            <text:p>1754</text:p>
          </table:table-cell>
          <table:table-cell table:number-columns-repeated="5"/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0" calcext:value-type="float">
            <text:p>1740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5" calcext:value-type="float">
            <text:p>1685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55" calcext:value-type="float">
            <text:p>1755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8" calcext:value-type="float">
            <text:p>1688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87" calcext:value-type="float">
            <text:p>1687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89" calcext:value-type="float">
            <text:p>1689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3" calcext:value-type="float">
            <text:p>1693</text:p>
          </table:table-cell>
          <table:table-cell table:number-columns-repeated="5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1" calcext:value-type="float">
            <text:p>1691</text:p>
          </table:table-cell>
          <table:table-cell table:number-columns-repeated="5"/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699" calcext:value-type="float">
            <text:p>1699</text:p>
          </table:table-cell>
          <table:table-cell table:number-columns-repeated="5"/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6" calcext:value-type="float">
            <text:p>1696</text:p>
          </table:table-cell>
          <table:table-cell table:number-columns-repeated="5"/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6"/>
          <table:table-cell office:value-type="float" office:value="1699" calcext:value-type="float">
            <text:p>1699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2" calcext:value-type="float">
            <text:p>1742</text:p>
          </table:table-cell>
          <table:table-cell table:number-columns-repeated="5"/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51" calcext:value-type="float">
            <text:p>1751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52" calcext:value-type="float">
            <text:p>1752</text:p>
          </table:table-cell>
          <table:table-cell table:number-columns-repeated="5"/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1" calcext:value-type="float">
            <text:p>1681</text:p>
          </table:table-cell>
          <table:table-cell table:number-columns-repeated="5"/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4" calcext:value-type="float">
            <text:p>1694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33" calcext:value-type="float">
            <text:p>1733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51" calcext:value-type="float">
            <text:p>1751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750" calcext:value-type="float">
            <text:p>1750</text:p>
          </table:table-cell>
          <table:table-cell table:number-columns-repeated="5"/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6"/>
          <table:table-cell office:value-type="float" office:value="1745" calcext:value-type="float">
            <text:p>1745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52" calcext:value-type="float">
            <text:p>1752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9" calcext:value-type="float">
            <text:p>1749</text:p>
          </table:table-cell>
          <table:table-cell table:number-columns-repeated="5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93" calcext:value-type="float">
            <text:p>1693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33" calcext:value-type="float">
            <text:p>1733</text:p>
          </table:table-cell>
          <table:table-cell table:number-columns-repeated="5"/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54" calcext:value-type="float">
            <text:p>1754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84" calcext:value-type="float">
            <text:p>1684</text:p>
          </table:table-cell>
          <table:table-cell table:number-columns-repeated="5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39" calcext:value-type="float">
            <text:p>1739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99" calcext:value-type="float">
            <text:p>1699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1" calcext:value-type="float">
            <text:p>1741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9" calcext:value-type="float">
            <text:p>1699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04" calcext:value-type="float">
            <text:p>1704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55" calcext:value-type="float">
            <text:p>1755</text:p>
          </table:table-cell>
          <table:table-cell table:number-columns-repeated="5"/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46" calcext:value-type="float">
            <text:p>1746</text:p>
          </table:table-cell>
          <table:table-cell table:number-columns-repeated="5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34" calcext:value-type="float">
            <text:p>1734</text:p>
          </table:table-cell>
          <table:table-cell table:number-columns-repeated="5"/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3" calcext:value-type="float">
            <text:p>1743</text:p>
          </table:table-cell>
          <table:table-cell table:number-columns-repeated="5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2" calcext:value-type="float">
            <text:p>1692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48" calcext:value-type="float">
            <text:p>1748</text:p>
          </table:table-cell>
          <table:table-cell table:number-columns-repeated="5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04" calcext:value-type="float">
            <text:p>1704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06" calcext:value-type="float">
            <text:p>1706</text:p>
          </table:table-cell>
          <table:table-cell table:number-columns-repeated="5"/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54" calcext:value-type="float">
            <text:p>1754</text:p>
          </table:table-cell>
          <table:table-cell table:number-columns-repeated="5"/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47" calcext:value-type="float">
            <text:p>1747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7" calcext:value-type="float">
            <text:p>1697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4" calcext:value-type="float">
            <text:p>1684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685" calcext:value-type="float">
            <text:p>1685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6"/>
          <table:table-cell office:value-type="float" office:value="1701" calcext:value-type="float">
            <text:p>1701</text:p>
          </table:table-cell>
          <table:table-cell table:number-columns-repeated="5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744" calcext:value-type="float">
            <text:p>1744</text:p>
          </table:table-cell>
          <table:table-cell table:number-columns-repeated="5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6"/>
          <table:table-cell office:value-type="float" office:value="1700" calcext:value-type="float">
            <text:p>1700</text:p>
          </table:table-cell>
          <table:table-cell table:number-columns-repeated="5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706" calcext:value-type="float">
            <text:p>170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6"/>
          <table:table-cell office:value-type="float" office:value="1698" calcext:value-type="float">
            <text:p>1698</text:p>
          </table:table-cell>
          <table:table-cell table:number-columns-repeated="5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6"/>
          <table:table-cell office:value-type="float" office:value="1686" calcext:value-type="float">
            <text:p>1686</text:p>
          </table:table-cell>
          <table:table-cell table:number-columns-repeated="5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12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2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2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2"/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number-columns-repeated="12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2"/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2"/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2"/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2"/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2"/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number-columns-repeated="17"/>
        </table:table-row>
        <table:table-row table:style-name="ro1" table:number-rows-repeated="104765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1:28:12.283469000</meta:creation-date>
    <dc:date>2014-04-01T02:14:39.154910000</dc:date>
    <meta:editing-duration>PT16M2S</meta:editing-duration>
    <meta:editing-cycles>4</meta:editing-cycles>
    <meta:generator>LibreOffice/4.2.1.1$MacOSX_X86_64 LibreOffice_project/d7dbbd7842e6a58b0f521599204e827654e1fb8b</meta:generator>
    <meta:document-statistic meta:table-count="1" meta:cell-count="1728" meta:object-count="0"/>
  </office:meta>
</office:document-meta>
</file>